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9000002E03D8C04F5.png" manifest:media-type="image/png"/>
  <manifest:file-entry manifest:full-path="Pictures/10000000000003A300000286E42780D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422cm" svg:height="11.395cm" draw:z-index="0"><draw:image xlink:href="Pictures/10000000000003A300000286E42780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3.988cm" svg:height="12.982cm" draw:z-index="1"><draw:image xlink:href="Pictures/1000000000000319000002E03D8C04F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2:59:50.925000000</meta:creation-date>
    <meta:print-date>2019-12-28T13:00:20.302000000</meta:print-date>
    <dc:date>2019-12-28T13:02:06.157000000</dc:date>
    <meta:editing-duration>PT1M53S</meta:editing-duration>
    <meta:editing-cycles>2</meta:editing-cycles>
    <meta:generator>LibreOffice/4.2.4.2$Windows_x86 LibreOffice_project/63150712c6d317d27ce2db16eb94c2f3d7b699f8</meta:generator>
    <meta:document-statistic meta:table-count="0" meta:image-count="2" meta:object-count="0" meta:page-count="2" meta:paragraph-count="0" meta:word-count="0" meta:character-count="0" meta:non-whitespace-character-count="0"/>
  </office:meta>
</office:document-meta>
</file>